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 Nova" svg:font-family="'Proxima Nova', Arial,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90d66" officeooo:paragraph-rsid="00090d66"/>
    </style:style>
    <style:style style:name="P2" style:family="paragraph" style:parent-style-name="Standard">
      <style:text-properties style:font-name="Verdana" fo:font-size="10pt" officeooo:rsid="00049ed5" officeooo:paragraph-rsid="00049ed5" style:font-size-asian="10pt" style:font-size-complex="10pt"/>
    </style:style>
    <style:style style:name="P3" style:family="paragraph" style:parent-style-name="Standard">
      <style:text-properties style:font-name="Verdana" fo:font-size="10pt" fo:font-weight="bold" officeooo:rsid="00049ed5" officeooo:paragraph-rsid="00049ed5" style:font-size-asian="10pt" style:font-weight-asian="bold" style:font-size-complex="10pt" style:font-weight-complex="bold"/>
    </style:style>
    <style:style style:name="P4" style:family="paragraph" style:parent-style-name="Text_20_body">
      <style:text-properties officeooo:rsid="00049ed5" officeooo:paragraph-rsid="00049ed5"/>
    </style:style>
    <style:style style:name="P5" style:family="paragraph" style:parent-style-name="Text_20_body">
      <style:text-properties fo:font-variant="normal" fo:text-transform="none" fo:color="#484848" style:font-name="Verdana" fo:font-size="10pt" fo:letter-spacing="normal" fo:font-style="normal" fo:font-weight="normal" style:font-size-asian="10pt" style:font-size-complex="10pt"/>
    </style:style>
    <style:style style:name="P6" style:family="paragraph" style:parent-style-name="Text_20_body">
      <style:paragraph-properties fo:text-align="justify" style:justify-single-word="false"/>
    </style:style>
    <style:style style:name="P7" style:family="paragraph" style:parent-style-name="Text_20_body">
      <style:paragraph-properties fo:margin-left="0in" fo:margin-right="0in" fo:margin-top="0in" fo:margin-bottom="0in" style:contextual-spacing="false" fo:widows="1" fo:text-indent="0in" style:auto-text-indent="false" fo:padding="0in" fo:border="none"/>
    </style:style>
    <style:style style:name="P8" style:family="paragraph" style:parent-style-name="Text_20_body">
      <style:paragraph-properties fo:margin-left="0in" fo:margin-right="0in" fo:margin-top="0in" fo:margin-bottom="0in" style:contextual-spacing="false" fo:widows="1" fo:text-indent="0in" style:auto-text-indent="false" fo:padding="0in" fo:border="none"/>
      <style:text-properties officeooo:paragraph-rsid="00049ed5"/>
    </style:style>
    <style:style style:name="P9" style:family="paragraph" style:parent-style-name="Text_20_body">
      <style:paragraph-properties fo:margin-left="0in" fo:margin-right="0in" fo:margin-top="0in" fo:margin-bottom="0in" style:contextual-spacing="false" fo:widows="1" fo:text-indent="0in" style:auto-text-indent="false" fo:padding="0in" fo:border="none"/>
      <style:text-properties fo:font-variant="normal" fo:text-transform="none" fo:color="#484848" style:font-name="Verdana" fo:font-size="10pt" fo:letter-spacing="normal" fo:font-style="normal" fo:font-weight="normal" style:font-size-asian="10pt" style:font-size-complex="10pt"/>
    </style:style>
    <style:style style:name="P10"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fo:font-variant="normal" fo:text-transform="none" fo:color="#484848" style:font-name="Verdana" fo:font-size="10pt" fo:letter-spacing="normal" fo:font-style="normal" fo:font-weight="normal" style:font-size-asian="10pt" style:font-size-complex="10pt"/>
    </style:style>
    <style:style style:name="P11" style:family="paragraph" style:parent-style-name="Text_20_body">
      <style:paragraph-properties fo:margin-left="0in" fo:margin-right="0in" fo:margin-top="0in" fo:margin-bottom="0in" style:contextual-spacing="false" fo:widows="1" fo:text-indent="0in" style:auto-text-indent="false" fo:padding="0in" fo:border="none"/>
      <style:text-properties style:font-name="Verdana" fo:font-size="10pt" style:font-size-asian="10pt" style:font-size-complex="10pt"/>
    </style:style>
    <style:style style:name="P12"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style>
    <style:style style:name="P13" style:family="paragraph" style:parent-style-name="Preformatted_20_Text">
      <style:paragraph-properties fo:margin-left="0in" fo:margin-right="0in" fo:margin-top="0in" fo:margin-bottom="0in" style:contextual-spacing="false" style:line-height-at-least="0.2083in" fo:widows="1" fo:text-indent="0in" style:auto-text-indent="false" fo:padding="0in" fo:border="none"/>
    </style:style>
    <style:style style:name="P14" style:family="paragraph" style:parent-style-name="Preformatted_20_Text">
      <style:paragraph-properties fo:break-before="page"/>
    </style:style>
    <style:style style:name="P15" style:family="paragraph" style:parent-style-name="Text_20_body">
      <style:paragraph-properties fo:margin-top="0in" fo:margin-bottom="0in" style:contextual-spacing="false" style:line-height-at-least="0.2083in" fo:text-align="justify" style:justify-single-word="false" fo:widows="1" fo:padding="0in" fo:border="none"/>
    </style:style>
    <style:style style:name="P16" style:family="paragraph" style:parent-style-name="Preformatted_20_Text">
      <style:paragraph-properties fo:margin-top="0in" fo:margin-bottom="0in" style:contextual-spacing="false" style:line-height-at-least="0.2083in" fo:widows="1" fo:padding="0in" fo:border="none"/>
    </style:style>
    <style:style style:name="P17" style:family="paragraph" style:parent-style-name="Preformatted_20_Text">
      <style:text-properties style:font-name="Verdana" fo:font-size="10pt" fo:font-weight="bold" style:font-size-asian="10pt" style:font-weight-asian="bold" style:font-size-complex="10pt" style:font-weight-complex="bold"/>
    </style:style>
    <style:style style:name="P18" style:family="paragraph" style:parent-style-name="Preformatted_20_Text">
      <style:text-properties style:font-name="Verdana" fo:font-size="10pt" style:font-size-asian="10pt" style:font-size-complex="10pt"/>
    </style:style>
    <style:style style:name="P19" style:family="paragraph" style:parent-style-name="Preformatted_20_Text">
      <style:paragraph-properties fo:text-align="justify" style:justify-single-word="false"/>
      <style:text-properties style:font-name="Verdana" fo:font-size="10pt" style:font-size-asian="10pt" style:font-size-complex="10pt"/>
    </style:style>
    <style:style style:name="P20" style:family="paragraph" style:parent-style-name="Preformatted_20_Text">
      <style:paragraph-properties fo:margin-top="0in" fo:margin-bottom="0.0102in" style:contextual-spacing="false" style:line-height-at-least="0.3126in" fo:widows="1" fo:padding="0in" fo:border="none"/>
    </style:style>
    <style:style style:name="P21" style:family="paragraph" style:parent-style-name="Text_20_body">
      <style:paragraph-properties fo:margin-left="0in" fo:margin-right="0in" fo:margin-top="0in" fo:margin-bottom="0in" style:contextual-spacing="false" fo:widows="1" fo:text-indent="0in" style:auto-text-indent="false" fo:padding="0in" fo:border="none"/>
      <style:text-properties fo:font-variant="normal" fo:text-transform="none" fo:color="#484848" style:font-name="Verdana" fo:font-size="10pt" fo:letter-spacing="normal" fo:font-style="normal" fo:font-weight="normal" style:font-size-asian="10pt" style:font-size-complex="10pt"/>
    </style:style>
    <style:style style:name="P22" style:family="paragraph" style:parent-style-name="Text_20_body">
      <style:paragraph-properties fo:margin-left="0in" fo:margin-right="0in" fo:margin-top="0in" fo:margin-bottom="0in" style:contextual-spacing="false" fo:widows="1" fo:text-indent="0in" style:auto-text-indent="false" fo:padding="0in" fo:border="none"/>
      <style:text-properties fo:font-variant="normal" fo:text-transform="none" fo:color="#484848" style:font-name="Verdana" fo:font-size="10pt" fo:letter-spacing="normal" fo:font-style="normal" fo:font-weight="normal" style:font-size-asian="10pt" style:font-size-complex="10pt"/>
    </style:style>
    <style:style style:name="P23"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style>
    <style:style style:name="P24"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style:font-name="Verdana" fo:font-size="10pt" style:font-size-asian="10pt" style:font-size-complex="10pt"/>
    </style:style>
    <style:style style:name="P25" style:family="paragraph" style:parent-style-name="Text_20_body">
      <style:paragraph-properties fo:margin-top="0in" fo:margin-bottom="0in" style:contextual-spacing="false" style:line-height-at-least="0.2083in" fo:text-align="justify" style:justify-single-word="false" fo:widows="1" fo:padding="0in" fo:border="none"/>
      <style:text-properties fo:font-variant="normal" fo:text-transform="none" fo:color="#484848" style:font-name="Verdana" fo:font-size="10pt" fo:letter-spacing="normal" fo:font-style="normal" fo:font-weight="normal" style:font-size-asian="10pt" style:font-size-complex="10pt"/>
    </style:style>
    <style:style style:name="P26" style:family="paragraph" style:parent-style-name="Text_20_body">
      <style:paragraph-properties fo:margin-top="0in" fo:margin-bottom="0.0102in" style:contextual-spacing="false" style:line-height-at-least="0.3126in" fo:widows="1" fo:padding="0in" fo:border="none"/>
    </style:style>
    <style:style style:name="P27" style:family="paragraph">
      <style:paragraph-properties fo:break-before="page"/>
    </style:style>
    <style:style style:name="P28" style:family="paragraph" style:parent-style-name="Preformatted_20_Text">
      <style:paragraph-properties fo:margin-left="0in" fo:margin-right="0in" fo:margin-top="0in" fo:margin-bottom="0in" style:contextual-spacing="false" style:line-height-at-least="0.2083in" fo:widows="1" fo:text-indent="0in" style:auto-text-indent="false" fo:padding="0in" fo:border="none"/>
    </style:style>
    <style:style style:name="P29" style:family="paragraph" style:parent-style-name="Preformatted_20_Text">
      <style:paragraph-properties fo:margin-top="0in" fo:margin-bottom="0in" style:contextual-spacing="false" style:line-height-at-least="0.2083in" fo:widows="1" fo:padding="0in" fo:border="none"/>
    </style:style>
    <style:style style:name="T1" style:family="text">
      <style:text-properties fo:font-variant="normal" fo:text-transform="none" fo:color="#484848" fo:letter-spacing="normal" fo:font-style="normal" fo:font-weight="normal"/>
    </style:style>
    <style:style style:name="T2" style:family="text">
      <style:text-properties fo:font-variant="normal" fo:text-transform="none" fo:color="#484848" fo:letter-spacing="normal" fo:font-style="normal" fo:font-weight="normal" fo:background-color="#fffffc" loext:char-shading-value="0" fo:padding-left="0.052in" fo:padding-right="0.052in" fo:padding-top="0.0209in" fo:padding-bottom="0.0209in" fo:border="0.06pt solid #eeeeee"/>
    </style:style>
    <style:style style:name="T3" style:family="text">
      <style:text-properties fo:font-variant="normal" fo:text-transform="none" fo:color="#484848" fo:letter-spacing="normal" fo:font-style="italic" fo:font-weight="normal" fo:padding="0in" fo:border="none"/>
    </style:style>
    <style:style style:name="T4" style:family="text">
      <style:text-properties fo:font-variant="normal" fo:text-transform="none" fo:color="#484848" style:font-name="Verdana" fo:font-size="10pt" fo:letter-spacing="normal" fo:font-style="normal" fo:font-weight="normal" style:font-size-asian="10pt" style:font-size-complex="10pt"/>
    </style:style>
    <style:style style:name="T5" style:family="text">
      <style:text-properties fo:font-variant="normal" fo:text-transform="none" fo:color="#484848" style:font-name="Verdana" fo:font-size="10pt" fo:letter-spacing="normal" fo:font-style="normal" fo:font-weight="normal" officeooo:rsid="00053fd5" style:font-size-asian="10pt" style:font-size-complex="10pt"/>
    </style:style>
    <style:style style:name="T6" style:family="text">
      <style:text-properties fo:font-variant="normal" fo:text-transform="none" fo:color="#484848"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7" style:family="text">
      <style:text-properties fo:font-variant="normal" fo:text-transform="none" fo:color="#484848" style:font-name="Verdana" fo:font-size="10pt" fo:letter-spacing="normal" fo:font-style="normal" fo:font-weight="bold" style:font-size-asian="10pt" style:font-weight-asian="bold" style:font-size-complex="10pt" style:font-weight-complex="bold"/>
    </style:style>
    <style:style style:name="T8" style:family="text">
      <style:text-properties fo:font-variant="normal" fo:text-transform="none" fo:color="#484848" style:font-name="Verdana" fo:font-size="10pt" fo:letter-spacing="normal" fo:font-style="normal" fo:font-weight="bold" style:font-size-asian="10pt" style:font-size-complex="10pt" fo:padding="0in" fo:border="none"/>
    </style:style>
    <style:style style:name="T9" style:family="text">
      <style:text-properties fo:font-variant="normal" fo:text-transform="none" fo:color="#484848" style:font-name="Verdana" fo:font-size="10pt" fo:letter-spacing="normal" fo:font-style="normal" fo:font-weight="bold" fo:background-color="#fffffc" loext:char-shading-value="0" style:font-size-asian="10pt" style:font-size-complex="10pt" fo:padding-left="0.052in" fo:padding-right="0.052in" fo:padding-top="0.0209in" fo:padding-bottom="0.0209in" fo:border="0.06pt solid #eeeeee"/>
    </style:style>
    <style:style style:name="T10" style:family="text">
      <style:text-properties fo:font-variant="normal" fo:text-transform="none" fo:color="#484848" style:font-name="Verdana" fo:font-size="10pt" fo:letter-spacing="normal" fo:font-style="italic" fo:font-weight="normal" style:font-size-asian="10pt" style:font-size-complex="10pt" fo:padding="0in" fo:border="none"/>
    </style:style>
    <style:style style:name="T11" style:family="text">
      <style:text-properties fo:font-variant="normal" fo:text-transform="none" fo:color="#484848" style:font-name="Proxima Nova" fo:letter-spacing="normal" fo:font-style="normal" fo:font-weight="normal"/>
    </style:style>
    <style:style style:name="T12" style:family="text">
      <style:text-properties fo:font-variant="normal" fo:text-transform="none" fo:color="#484848" style:font-name="Proxima Nova" fo:letter-spacing="normal" fo:font-style="italic" fo:font-weight="normal" fo:padding="0in" fo:border="none"/>
    </style:style>
    <style:style style:name="T13" style:family="text">
      <style:text-properties fo:font-variant="normal" fo:text-transform="none" fo:color="#484848" style:font-name="monospace" fo:font-size="9.75pt" fo:letter-spacing="normal" fo:font-style="normal" fo:font-weight="normal" fo:background-color="#fffffc" loext:char-shading-value="0" fo:padding-left="0.052in" fo:padding-right="0.052in" fo:padding-top="0.0209in" fo:padding-bottom="0.0209in" fo:border="0.06pt solid #eeeeee"/>
    </style:style>
    <style:style style:name="T14" style:family="text">
      <style:text-properties fo:font-variant="normal" fo:text-transform="none" fo:color="#484848" style:font-name="monospace" fo:letter-spacing="normal" fo:font-style="normal" fo:font-weight="normal" fo:background-color="#fffffc" loext:char-shading-value="0" fo:padding-left="0.052in" fo:padding-right="0.052in" fo:padding-top="0.0209in" fo:padding-bottom="0.0209in" fo:border="0.06pt solid #eeeeee"/>
    </style:style>
    <style:style style:name="T15" style:family="text">
      <style:text-properties fo:font-variant="normal" fo:text-transform="none" fo:color="#484848" fo:font-size="9.75pt" fo:letter-spacing="normal" fo:font-style="normal" fo:font-weight="normal" fo:background-color="#fffffc" loext:char-shading-value="0" fo:padding-left="0.052in" fo:padding-right="0.052in" fo:padding-top="0.0209in" fo:padding-bottom="0.0209in" fo:border="0.06pt solid #eeeeee"/>
    </style:style>
    <style:style style:name="T16" style:family="text">
      <style:text-properties fo:font-variant="normal" fo:text-transform="none" fo:color="#484848" style:font-name="Verdana" fo:letter-spacing="normal" fo:font-style="normal" fo:font-weight="normal"/>
    </style:style>
    <style:style style:name="T17" style:family="text">
      <style:text-properties fo:font-variant="normal" fo:text-transform="none" fo:color="#484848" style:font-name="Verdana" fo:letter-spacing="normal" fo:font-style="normal" fo:font-weight="normal" fo:background-color="#fffffc" loext:char-shading-value="0" fo:padding-left="0.052in" fo:padding-right="0.052in" fo:padding-top="0.0209in" fo:padding-bottom="0.0209in" fo:border="0.06pt solid #eeeeee"/>
    </style:style>
    <style:style style:name="T18" style:family="text">
      <style:text-properties fo:font-variant="normal" fo:text-transform="none" fo:color="#484848" style:font-name="Verdana" fo:letter-spacing="normal" fo:font-style="italic" fo:font-weight="normal" fo:padding="0in" fo:border="none"/>
    </style:style>
    <style:style style:name="T19" style:family="text">
      <style:text-properties fo:font-variant="normal" fo:text-transform="none" fo:color="#484848" style:font-name="Verdana" fo:font-size="9.75pt" fo:letter-spacing="normal" fo:font-style="normal" fo:font-weight="normal" fo:background-color="#fffffc" loext:char-shading-value="0" fo:padding-left="0.052in" fo:padding-right="0.052in" fo:padding-top="0.0209in" fo:padding-bottom="0.0209in" fo:border="0.06pt solid #eeeeee"/>
    </style:style>
    <style:style style:name="T20" style:family="text">
      <style:text-properties fo:font-variant="normal" fo:text-transform="none" fo:color="#484848" style:font-name="Verdana" fo:font-size="6pt" fo:letter-spacing="normal" fo:font-style="normal" fo:font-weight="normal" style:font-size-asian="6pt" style:font-size-complex="6pt"/>
    </style:style>
    <style:style style:name="T21" style:family="text">
      <style:text-properties fo:font-variant="normal" fo:text-transform="none" fo:color="#484848" style:font-name="Verdana" fo:font-size="6pt" fo:letter-spacing="normal" fo:font-style="normal" fo:font-weight="normal" fo:background-color="#fffffc" loext:char-shading-value="0" style:font-size-asian="6pt" style:font-size-complex="6pt" fo:padding-left="0.052in" fo:padding-right="0.052in" fo:padding-top="0.0209in" fo:padding-bottom="0.0209in" fo:border="0.06pt solid #eeeeee"/>
    </style:style>
    <style:style style:name="T22" style:family="text">
      <style:text-properties fo:font-variant="normal" fo:text-transform="none" fo:color="#484848" style:font-name="Verdana" fo:font-size="6pt" fo:letter-spacing="normal" fo:font-style="italic" fo:font-weight="normal" style:font-size-asian="6pt" style:font-size-complex="6pt" fo:padding="0in" fo:border="none"/>
    </style:style>
    <style:style style:name="T23" style:family="text">
      <style:text-properties fo:font-variant="normal" fo:text-transform="none" fo:color="#484848" style:font-name="Verdana" fo:font-size="10pt" fo:letter-spacing="normal" fo:font-style="normal" fo:font-weight="normal" style:font-size-asian="10pt" style:font-size-complex="10pt"/>
    </style:style>
    <style:style style:name="T24" style:family="text">
      <style:text-properties fo:font-variant="normal" fo:text-transform="none" fo:color="#484848"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25" style:family="text">
      <style:text-properties fo:font-variant="normal" fo:text-transform="none" fo:color="#484848" style:font-name="Verdana" fo:font-size="10pt" fo:letter-spacing="normal" fo:font-style="italic" fo:font-weight="normal" style:font-size-asian="10pt" style:font-size-complex="10pt" fo:padding="0in" fo:border="none"/>
    </style:style>
    <style:style style:name="T26" style:family="text">
      <style:text-properties fo:font-variant="normal" fo:text-transform="none" fo:color="#3976cb"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27" style:family="text">
      <style:text-properties fo:font-variant="normal" fo:text-transform="none" fo:color="#284d81" style:font-name="monospace" fo:font-size="9.75pt" fo:letter-spacing="normal" fo:font-style="normal" fo:font-weight="normal" fo:background-color="#fffffc" loext:char-shading-value="0" fo:padding-left="0.052in" fo:padding-right="0.052in" fo:padding-top="0.0193in" fo:padding-bottom="0.0193in" fo:border="0.06pt solid #eeeeee"/>
    </style:style>
    <style:style style:name="T28" style:family="text">
      <style:text-properties fo:font-variant="normal" fo:text-transform="none" fo:color="#284d81" fo:letter-spacing="normal" fo:background-color="#fffffc" loext:char-shading-value="0" fo:padding-left="0.052in" fo:padding-right="0.052in" fo:padding-top="0.0193in" fo:padding-bottom="0.0193in" fo:border="0.06pt solid #eeeeee"/>
    </style:style>
    <style:style style:name="T29" style:family="text">
      <style:text-properties fo:font-variant="normal" fo:text-transform="none" fo:color="#284d81" style:font-name="Verdana" fo:font-size="10pt" fo:letter-spacing="normal" fo:font-style="normal" fo:font-weight="normal" style:font-size-asian="10pt" style:font-size-complex="10pt"/>
    </style:style>
    <style:style style:name="T30" style:family="text">
      <style:text-properties fo:font-variant="normal" fo:text-transform="none" fo:color="#284d81" style:font-name="Verdana" fo:font-size="10pt" fo:letter-spacing="normal" fo:font-style="normal" fo:font-weight="normal" style:font-size-asian="10pt" style:font-size-complex="10pt" fo:padding-left="0.052in" fo:padding-right="0.052in" fo:padding-top="0.0193in" fo:padding-bottom="0.0193in" fo:border="0.06pt solid #eeeeee"/>
    </style:style>
    <style:style style:name="T31" style:family="text">
      <style:text-properties fo:font-variant="normal" fo:text-transform="none" fo:color="#284d81" style:font-name="Verdana" fo:font-size="10pt" fo:letter-spacing="normal" style:font-size-asian="10pt" style:font-size-complex="10pt"/>
    </style:style>
    <style:style style:name="T32" style:family="text">
      <style:text-properties fo:font-variant="normal" fo:text-transform="none" fo:color="#284d81" fo:font-size="9.75pt" fo:letter-spacing="normal" fo:font-style="normal" fo:font-weight="normal" fo:background-color="#fffffc" loext:char-shading-value="0" fo:padding-left="0.052in" fo:padding-right="0.052in" fo:padding-top="0.0193in" fo:padding-bottom="0.0193in" fo:border="0.06pt solid #eeeeee"/>
    </style:style>
    <style:style style:name="T33" style:family="text">
      <style:text-properties fo:font-variant="normal" fo:text-transform="none" fo:color="#284d81" style:font-name="Verdana" fo:font-size="9.75pt" fo:letter-spacing="normal" fo:font-style="normal" fo:font-weight="normal" fo:background-color="#fffffc" loext:char-shading-value="0" fo:padding-left="0.052in" fo:padding-right="0.052in" fo:padding-top="0.0193in" fo:padding-bottom="0.0193in" fo:border="0.06pt solid #eeeeee"/>
    </style:style>
    <style:style style:name="T34" style:family="text">
      <style:text-properties fo:font-variant="normal" fo:text-transform="none" fo:color="#284d81" style:font-name="Verdana" fo:letter-spacing="normal" fo:background-color="#fffffc" loext:char-shading-value="0" fo:padding-left="0.052in" fo:padding-right="0.052in" fo:padding-top="0.0193in" fo:padding-bottom="0.0193in" fo:border="0.06pt solid #eeeeee"/>
    </style:style>
    <style:style style:name="T35" style:family="text">
      <style:text-properties fo:font-variant="normal" fo:text-transform="none" fo:color="#284d81" style:font-name="Verdana" fo:letter-spacing="normal" fo:font-style="normal" fo:font-weight="normal" fo:background-color="#fffffc" loext:char-shading-value="0" fo:padding-left="0.052in" fo:padding-right="0.052in" fo:padding-top="0.0193in" fo:padding-bottom="0.0193in" fo:border="0.06pt solid #eeeeee"/>
    </style:style>
    <style:style style:name="T36" style:family="text">
      <style:text-properties fo:font-variant="normal" fo:text-transform="none" fo:color="#284d81" style:font-name="Verdana" fo:font-size="6pt" fo:letter-spacing="normal" fo:font-style="normal" fo:font-weight="normal" fo:background-color="#fffffc" loext:char-shading-value="0" style:font-size-asian="6pt" style:font-size-complex="6pt" fo:padding-left="0.052in" fo:padding-right="0.052in" fo:padding-top="0.0193in" fo:padding-bottom="0.0193in" fo:border="0.06pt solid #eeeeee"/>
    </style:style>
    <style:style style:name="T37" style:family="text">
      <style:text-properties fo:font-variant="normal" fo:text-transform="none" fo:color="#284d81" style:font-name="Verdana" fo:font-size="6pt" fo:letter-spacing="normal" fo:background-color="#fffffc" loext:char-shading-value="0" style:font-size-asian="6pt" style:font-size-complex="6pt" fo:padding-left="0.052in" fo:padding-right="0.052in" fo:padding-top="0.0193in" fo:padding-bottom="0.0193in" fo:border="0.06pt solid #eeeeee"/>
    </style:style>
    <style:style style:name="T38" style:family="text">
      <style:text-properties fo:font-variant="normal" fo:text-transform="none" fo:color="#284d81" style:font-name="Verdana" fo:font-size="10pt" fo:letter-spacing="normal" fo:font-style="normal" fo:font-weight="normal" fo:background-color="#fffffc" loext:char-shading-value="0" style:font-size-asian="10pt" style:font-size-complex="10pt" fo:padding-left="0.052in" fo:padding-right="0.052in" fo:padding-top="0.0193in" fo:padding-bottom="0.0193in" fo:border="0.06pt solid #eeeeee"/>
    </style:style>
    <style:style style:name="T39" style:family="text">
      <style:text-properties fo:font-variant="normal" fo:text-transform="none" fo:color="#284d81" style:font-name="Verdana" fo:font-size="10pt" fo:letter-spacing="normal" fo:background-color="#fffffc" loext:char-shading-value="0" style:font-size-asian="10pt" style:font-size-complex="10pt" fo:padding-left="0.052in" fo:padding-right="0.052in" fo:padding-top="0.0193in" fo:padding-bottom="0.0193in" fo:border="0.06pt solid #eeeeee"/>
    </style:style>
    <style:style style:name="T40" style:family="text">
      <style:text-properties style:font-name="Verdana"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is a potential pitfall with using typeof bar === "object" to determine if bar is an object? How can this pitfall be avoided?</text:p>
      <text:p text:style-name="P2"/>
      <text:p text:style-name="P4"><text:span text:style-name="T4">Although </text:span><text:span text:style-name="Source_20_Text"><text:span text:style-name="T6">typeof bar === "object"</text:span></text:span><text:span text:style-name="T4"> </text:span><text:span text:style-name="Emphasis"><text:span text:style-name="T10">is</text:span></text:span><text:span text:style-name="T4"> a reliable way of checking if </text:span><text:span text:style-name="Source_20_Text"><text:span text:style-name="T6">bar</text:span></text:span><text:span text:style-name="T4"> is an object, the surprising gotcha in JavaScript is that </text:span><text:span text:style-name="Source_20_Text"><text:span text:style-name="T6">null</text:span></text:span><text:span text:style-name="T4"> is </text:span><text:span text:style-name="Emphasis"><text:span text:style-name="T10">also</text:span></text:span><text:span text:style-name="T4"> considered an object!</text:span></text:p>
      <text:p text:style-name="P7"><text:span text:style-name="T4">Therefore, the following code will, to the surprise of most developers, log </text:span><text:span text:style-name="Source_20_Text"><text:span text:style-name="T6">true</text:span></text:span><text:span text:style-name="T4"> (not </text:span><text:span text:style-name="Source_20_Text"><text:span text:style-name="T6">false</text:span></text:span><text:span text:style-name="T4">) to the console:</text:span></text:p>
      <text:p text:style-name="P13"/>
      <text:p text:style-name="P13"><text:span text:style-name="Source_20_Text"><text:span text:style-name="T6">var bar = null;</text:span></text:span></text:p>
      <text:p text:style-name="P16"><text:span text:style-name="Source_20_Text"><text:span text:style-name="T6">console.log(typeof bar === "object"); <text:s/>// logs true!</text:span></text:span></text:p>
      <text:p text:style-name="P16"><text:span text:style-name="Source_20_Text"><text:span text:style-name="T6"/></text:span></text:p>
      <text:p text:style-name="P8"><text:span text:style-name="T4">As long as one is aware of this, the problem can easily be avoided by also checking if </text:span><text:span text:style-name="Source_20_Text"><text:span text:style-name="T6">bar</text:span></text:span><text:span text:style-name="T4"> is </text:span></text:p>
      <text:p text:style-name="P8"/>
      <text:p text:style-name="P8"><text:span text:style-name="Source_20_Text"><text:span text:style-name="T6">null</text:span></text:span><text:span text:style-name="T4">:</text:span></text:p>
      <text:p text:style-name="P13"><text:span text:style-name="Source_20_Text"><text:span text:style-name="T6">console.log((bar !== null) &amp;&amp; (typeof bar === "object")); <text:s/>// logs false</text:span></text:span></text:p>
      <text:p text:style-name="P9"/>
      <text:p text:style-name="P9">To be entirely thorough in our answer, there are two other things worth noting:</text:p>
      <text:p text:style-name="P7"/>
      <text:p text:style-name="P7"><text:span text:style-name="T7">First</text:span><text:span text:style-name="T4">, the above solution will return </text:span><text:span text:style-name="Source_20_Text"><text:span text:style-name="T6">false</text:span></text:span><text:span text:style-name="T4"> if </text:span><text:span text:style-name="Source_20_Text"><text:span text:style-name="T6">bar</text:span></text:span><text:span text:style-name="T4"> is a function. In most cases, this is the desired behavior, but in situations where you want to also return </text:span><text:span text:style-name="Source_20_Text"><text:span text:style-name="T6">true</text:span></text:span><text:span text:style-name="T4"> for functions, you could amend the above solution to be:</text:span></text:p>
      <text:p text:style-name="P13"><text:span text:style-name="Source_20_Text"><text:span text:style-name="T6">console.log((bar !== null) &amp;&amp; ((typeof bar === "object") || (typeof bar === "function")));</text:span></text:span></text:p>
      <text:p text:style-name="P7"/>
      <text:p text:style-name="P7"><text:span text:style-name="T7">Second</text:span><text:span text:style-name="T4">, the above solution will return </text:span><text:span text:style-name="Source_20_Text"><text:span text:style-name="T6">true</text:span></text:span><text:span text:style-name="T4"> if </text:span><text:span text:style-name="Source_20_Text"><text:span text:style-name="T6">bar</text:span></text:span><text:span text:style-name="T4"> is an array (e.g., if </text:span><text:span text:style-name="Source_20_Text"><text:span text:style-name="T6">var bar = [];</text:span></text:span><text:span text:style-name="T4">). In most cases, this is the desired behavior, since arrays are indeed objects, but in situations where you want to also </text:span><text:span text:style-name="Source_20_Text"><text:span text:style-name="T6">false</text:span></text:span><text:span text:style-name="T4"> for arrays, you could amend the above solution to be:</text:span></text:p>
      <text:p text:style-name="P13"><text:span text:style-name="Source_20_Text"><text:span text:style-name="T6">console.log((bar !== null) &amp;&amp; (typeof bar === "object") &amp;&amp; (toString.call(bar) !== "[object Array]"));</text:span></text:span></text:p>
      <text:p text:style-name="P13"><text:span text:style-name="Source_20_Text"><text:span text:style-name="T6"/></text:span></text:p>
      <text:p text:style-name="P9">Or, if you’re using jQuery:</text:p>
      <text:p text:style-name="P13"><text:span text:style-name="Source_20_Text"><text:span text:style-name="T6">console.log((bar !== null) &amp;&amp; (typeof bar === "object") &amp;&amp; (! $.isArray(bar)));</text:span></text:span></text:p>
      <text:p text:style-name="P13"/>
      <text:p text:style-name="Preformatted_20_Text"/>
      <text:p text:style-name="P14"><text:span text:style-name="Source_20_Text"><text:span text:style-name="T40">What will the code below output to the console and why?</text:span></text:span></text:p>
      <text:p text:style-name="P17"/>
      <text:p text:style-name="Preformatted_20_Text"><text:span text:style-name="Source_20_Text"><text:span text:style-name="T40">(function(){</text:span></text:span></text:p>
      <text:p text:style-name="Preformatted_20_Text"><text:span text:style-name="Source_20_Text"><text:span text:style-name="T40"><text:s text:c="2"/>var a = b = 3;</text:span></text:span></text:p>
      <text:p text:style-name="Preformatted_20_Text"><text:span text:style-name="Source_20_Text"><text:span text:style-name="T40">})();</text:span></text:span></text:p>
      <text:p text:style-name="P17"/>
      <text:p text:style-name="Preformatted_20_Text"><text:span text:style-name="Source_20_Text"><text:span text:style-name="T40">console.log("a defined? " + (typeof a !== 'undefined'));</text:span></text:span></text:p>
      <text:p text:style-name="Preformatted_20_Text"><text:span text:style-name="Source_20_Text"><text:span text:style-name="T40">console.log("b defined? " + (typeof b !== 'undefined'));</text:span></text:span></text:p>
      <text:p text:style-name="P18"/>
      <text:p text:style-name="P7"><text:span text:style-name="T4">Since both </text:span><text:span text:style-name="Source_20_Text"><text:span text:style-name="T6">a</text:span></text:span><text:span text:style-name="T4"> and </text:span><text:span text:style-name="Source_20_Text"><text:span text:style-name="T6">b</text:span></text:span><text:span text:style-name="T4"> are defined within the enclosing scope of the function, and since the line they are on begins with the </text:span><text:span text:style-name="Source_20_Text"><text:span text:style-name="T6">var</text:span></text:span><text:span text:style-name="T4"> </text:span><text:span text:style-name="T5">k</text:span><text:span text:style-name="T4">eyword, most JavaScript developers would expect </text:span><text:span text:style-name="Source_20_Text"><text:span text:style-name="T6">typeof a</text:span></text:span><text:span text:style-name="T4"> and </text:span><text:span text:style-name="Source_20_Text"><text:span text:style-name="T6">typeof b</text:span></text:span><text:span text:style-name="T4"> to both be </text:span><text:span text:style-name="Emphasis"><text:span text:style-name="T10">undefined</text:span></text:span><text:span text:style-name="T4"> in the above example.</text:span></text:p>
      <text:p text:style-name="P9"/>
      <text:p text:style-name="P7"><text:span text:style-name="T4">However, that is </text:span><text:span text:style-name="Emphasis"><text:span text:style-name="T10">not</text:span></text:span><text:span text:style-name="T4"> the case. The issue here is that most developers </text:span><text:span text:style-name="Emphasis"><text:span text:style-name="T10">incorrectly</text:span></text:span><text:span text:style-name="T4"> understand the statement </text:span><text:span text:style-name="Source_20_Text"><text:span text:style-name="T6">var a = b = 3;</text:span></text:span><text:span text:style-name="T4"> to be shorthand for:</text:span></text:p>
      <text:p text:style-name="P13"><text:span text:style-name="Source_20_Text"><text:span text:style-name="T6">var b = 3;</text:span></text:span></text:p>
      <text:p text:style-name="P16"><text:span text:style-name="Source_20_Text"><text:span text:style-name="T6">var a = b;</text:span></text:span></text:p>
      <text:p text:style-name="P11"/>
      <text:p text:style-name="P7"><text:span text:style-name="T4">But in fact, </text:span><text:span text:style-name="Source_20_Text"><text:span text:style-name="T6">var a = b = 3;</text:span></text:span><text:span text:style-name="T4"> is actually shorthand for:</text:span></text:p>
      <text:p text:style-name="P13"><text:span text:style-name="Source_20_Text"><text:span text:style-name="T6">b = 3;</text:span></text:span></text:p>
      <text:p text:style-name="P16"><text:span text:style-name="Source_20_Text"><text:span text:style-name="T6">var a = b;</text:span></text:span></text:p>
      <text:p text:style-name="P11"/>
      <text:p text:style-name="P7"><text:span text:style-name="T4">As a result (if you are </text:span><text:span text:style-name="Emphasis"><text:span text:style-name="T10">not</text:span></text:span><text:span text:style-name="T4"> using strict mode), the output of the code snippet would be:</text:span></text:p>
      <text:p text:style-name="P13"><text:span text:style-name="Source_20_Text"><text:span text:style-name="T6">a defined? false</text:span></text:span></text:p>
      <text:p text:style-name="P16"><text:span text:style-name="Source_20_Text"><text:span text:style-name="T6">b defined? True</text:span></text:span></text:p>
      <text:p text:style-name="P16"><text:span text:style-name="Source_20_Text"><text:span text:style-name="T6"/></text:span></text:p>
      <text:p text:style-name="P7"><text:span text:style-name="T4">But how can </text:span><text:span text:style-name="Source_20_Text"><text:span text:style-name="T6">b</text:span></text:span><text:span text:style-name="T4"> be defined </text:span><text:span text:style-name="Emphasis"><text:span text:style-name="T10">outside</text:span></text:span><text:span text:style-name="T4"> of the scope of the enclosing function? Well, since the statement </text:span><text:span text:style-name="Source_20_Text"><text:span text:style-name="T6">var a = b = 3;</text:span></text:span><text:span text:style-name="T4"> is shorthand for the statements </text:span><text:span text:style-name="Source_20_Text"><text:span text:style-name="T6">b = 3;</text:span></text:span><text:span text:style-name="T4"> and </text:span><text:span text:style-name="Source_20_Text"><text:span text:style-name="T6">var a = b;</text:span></text:span><text:span text:style-name="T4">, </text:span><text:span text:style-name="Source_20_Text"><text:span text:style-name="T6">b</text:span></text:span><text:span text:style-name="T4"> ends up being a global variable (since it is not preceded by the </text:span><text:span text:style-name="Source_20_Text"><text:span text:style-name="T6">var</text:span></text:span><text:span text:style-name="T4"> keyword) and is therefore still in scope even outside of the enclosing function.</text:span></text:p>
      <text:p text:style-name="P9"/>
      <text:p text:style-name="P7"><text:span text:style-name="T4">Note that, in strict mode (i.e., with </text:span><text:a xlink:type="simple" xlink:href="http://www.w3schools.com/js/js_strict.asp" office:target-frame-name="_blank" xlink:show="new"><text:span text:style-name="Source_20_Text"><text:span text:style-name="T26">use strict</text:span></text:span></text:a><text:span text:style-name="T4">), the statement </text:span><text:span text:style-name="Source_20_Text"><text:span text:style-name="T6">var a = b = 3;</text:span></text:span><text:span text:style-name="T4"> will generate a runtime error of </text:span><text:span text:style-name="Source_20_Text"><text:span text:style-name="T6">ReferenceError: b is not defined</text:span></text:span><text:span text:style-name="T4">, thereby avoiding any headfakes/bugs that might othe</text:span><text:span text:style-name="T5">r</text:span><text:span text:style-name="T4">wise result. (Yet another prime example of why you should use </text:span><text:span text:style-name="Source_20_Text"><text:span text:style-name="T6">use strict</text:span></text:span><text:span text:style-name="T4"> as a matter of course in your code!)</text:span></text:p>
      <text:p text:style-name="Preformatted_20_Text"/>
      <text:p text:style-name="Standard">What will the code below output to the console and why?</text:p>
      <text:p text:style-name="Preformatted_20_Text"><text:span text:style-name="Source_20_Text"><text:span text:style-name="T40">var myObject = {</text:span></text:span></text:p>
      <text:p text:style-name="Preformatted_20_Text"><text:span text:style-name="Source_20_Text"><text:span text:style-name="T40"><text:s text:c="4"/>foo: "bar",</text:span></text:span></text:p>
      <text:p text:style-name="Preformatted_20_Text"><text:span text:style-name="Source_20_Text"><text:span text:style-name="T40"><text:s text:c="4"/>func: function() {</text:span></text:span></text:p>
      <text:p text:style-name="Preformatted_20_Text"><text:span text:style-name="Source_20_Text"><text:span text:style-name="T40"><text:s text:c="8"/>var self = this;</text:span></text:span></text:p>
      <text:p text:style-name="Preformatted_20_Text"><text:span text:style-name="Source_20_Text"><text:span text:style-name="T40"><text:s text:c="8"/>console.log("outer func: <text:s/>this.foo = " + this.foo);</text:span></text:span></text:p>
      <text:p text:style-name="Preformatted_20_Text"><text:span text:style-name="Source_20_Text"><text:span text:style-name="T40"><text:s text:c="8"/>console.log("outer func: <text:s/>self.foo = " + self.foo);</text:span></text:span></text:p>
      <text:p text:style-name="Preformatted_20_Text"><text:span text:style-name="Source_20_Text"><text:span text:style-name="T40"><text:s text:c="8"/>(function() {</text:span></text:span></text:p>
      <text:p text:style-name="Preformatted_20_Text"><text:span text:style-name="Source_20_Text"><text:span text:style-name="T40"><text:s text:c="12"/>console.log("inner func: <text:s/>this.foo = " + this.foo);</text:span></text:span></text:p>
      <text:p text:style-name="Preformatted_20_Text"><text:span text:style-name="Source_20_Text"><text:span text:style-name="T40"><text:s text:c="12"/>console.log("inner func: <text:s/>self.foo = " + self.foo);</text:span></text:span></text:p>
      <text:p text:style-name="Preformatted_20_Text"><text:span text:style-name="Source_20_Text"><text:span text:style-name="T40"><text:s text:c="8"/>}());</text:span></text:span></text:p>
      <text:p text:style-name="Preformatted_20_Text"><text:span text:style-name="Source_20_Text"><text:span text:style-name="T40"><text:s text:c="4"/>}</text:span></text:span></text:p>
      <text:p text:style-name="Preformatted_20_Text"><text:soft-page-break/><text:span text:style-name="Source_20_Text"><text:span text:style-name="T40">};</text:span></text:span></text:p>
      <text:p text:style-name="Preformatted_20_Text"><text:span text:style-name="Source_20_Text"><text:span text:style-name="T40">myObject.func();</text:span></text:span></text:p>
      <text:p text:style-name="P5"/>
      <text:p text:style-name="P5">The above code will output the following to the console:</text:p>
      <text:p text:style-name="P13"><text:span text:style-name="Source_20_Text"><text:span text:style-name="T6">outer func: <text:s/>this.foo = bar</text:span></text:span></text:p>
      <text:p text:style-name="P16"><text:span text:style-name="Source_20_Text"><text:span text:style-name="T6">outer func: <text:s/>self.foo = bar</text:span></text:span></text:p>
      <text:p text:style-name="P16"><text:span text:style-name="Source_20_Text"><text:span text:style-name="T6">inner func: <text:s/>this.foo = undefined</text:span></text:span></text:p>
      <text:p text:style-name="P16"><text:span text:style-name="Source_20_Text"><text:span text:style-name="T6">inner func: <text:s/>self.foo = bar</text:span></text:span></text:p>
      <text:p text:style-name="P16"><text:span text:style-name="Source_20_Text"><text:span text:style-name="T6"/></text:span></text:p>
      <text:p text:style-name="P7"><text:span text:style-name="T4">In the outer function, both </text:span><text:span text:style-name="Source_20_Text"><text:span text:style-name="T6">this</text:span></text:span><text:span text:style-name="T4"> and </text:span><text:span text:style-name="Source_20_Text"><text:span text:style-name="T6">self</text:span></text:span><text:span text:style-name="T4"> refer to </text:span><text:span text:style-name="Source_20_Text"><text:span text:style-name="T6">myObject</text:span></text:span><text:span text:style-name="T4"> and therefore both can properly reference and access </text:span><text:span text:style-name="Source_20_Text"><text:span text:style-name="T6">foo</text:span></text:span><text:span text:style-name="T4">.</text:span></text:p>
      <text:p text:style-name="P7"/>
      <text:p text:style-name="P7"><text:span text:style-name="T4">In the inner function, though, </text:span><text:span text:style-name="Source_20_Text"><text:span text:style-name="T6">this</text:span></text:span><text:span text:style-name="T4"> no longer refers to </text:span><text:span text:style-name="Source_20_Text"><text:span text:style-name="T6">myObject</text:span></text:span><text:span text:style-name="T4">. As a result, </text:span><text:span text:style-name="Source_20_Text"><text:span text:style-name="T6">this.foo</text:span></text:span><text:span text:style-name="T4"> is undefined in the inner function, whereas the reference to the local variable </text:span><text:span text:style-name="Source_20_Text"><text:span text:style-name="T6">self</text:span></text:span><text:span text:style-name="T4"> remains in scope and is accessible there. (Prior to ECMA 5, </text:span><text:span text:style-name="Source_20_Text"><text:span text:style-name="T6">this</text:span></text:span><text:span text:style-name="T4"> in the inner function would refer to the global </text:span><text:span text:style-name="Source_20_Text"><text:span text:style-name="T6">window</text:span></text:span><text:span text:style-name="T4"> object; whereas, as of ECMA 5, </text:span><text:span text:style-name="Source_20_Text"><text:span text:style-name="T6">this</text:span></text:span><text:span text:style-name="T4"> in the inner function would be </text:span><text:span text:style-name="Source_20_Text"><text:span text:style-name="T6">undefined</text:span></text:span><text:span text:style-name="T4">.)</text:span></text:p>
      <text:p text:style-name="Preformatted_20_Text"/>
      <text:p text:style-name="Preformatted_20_Text"/>
      <text:p text:style-name="P18">What is the significance of, and reason for, wrapping the entire content of a JavaScript source file in a function block?</text:p>
      <text:p text:style-name="P18"/>
      <text:p text:style-name="P10">This is an increasingly common practice, employed by many popular JavaScript libraries (jQuery, Node.js, etc.). This technique creates a closure around the entire contents of the file which, perhaps most importantly, creates a private name-space and thereby helps avoid potential name clashes between different JavaScript modules and libraries.</text:p>
      <text:p text:style-name="P9"/>
      <text:p text:style-name="P12"><text:span text:style-name="T4">Another feature of this technique is to allow for an easily referenceable (presumably shorter) alias for a global variable. This is often used, for example, in jQuery plugins. jQuery allows you to disable the </text:span><text:span text:style-name="Source_20_Text"><text:span text:style-name="T6">$</text:span></text:span><text:span text:style-name="T4"> reference to the jQuery namespace, using </text:span><text:span text:style-name="Source_20_Text"><text:span text:style-name="T6">jQuery.noConflict()</text:span></text:span><text:span text:style-name="T4">. If this has been done, your code can still use </text:span><text:span text:style-name="Source_20_Text"><text:span text:style-name="T6">$</text:span></text:span><text:span text:style-name="T4"> employing this closure technique, as follows:</text:span></text:p>
      <text:p text:style-name="P13"><text:span text:style-name="Source_20_Text"><text:span text:style-name="T6">(function($) { /* jQuery plugin code referencing $ */ } )(jQuery);</text:span></text:span></text:p>
      <text:p text:style-name="P13"><text:span text:style-name="Source_20_Text"><text:span text:style-name="T6"/></text:span></text:p>
      <text:p text:style-name="Preformatted_20_Text"/>
      <text:p text:style-name="Preformatted_20_Text"><text:span text:style-name="T29">What is the significance, and what are the benefits, of including </text:span><text:span text:style-name="Source_20_Text"><text:span text:style-name="T30">'use strict'</text:span></text:span><text:span text:style-name="T31"> </text:span><text:span text:style-name="T29">at the beginning of a JavaScript source file?</text:span></text:p>
      <text:p text:style-name="P18"/>
      <text:p text:style-name="P6"><text:span text:style-name="T4">the short and most important answer here is that </text:span><text:span text:style-name="Source_20_Text"><text:span text:style-name="T6">use strict</text:span></text:span><text:span text:style-name="T4"> is a way to voluntarily enforce stricter parsing and error handling on your JavaScript code at runtime. Code errors that would otherwise have been ignored or would have failed silently will now generate errors or throw exceptions. In general, it is a good practice.</text:span></text:p>
      <text:p text:style-name="P10">Some of the key benefits of strict mode include:</text:p>
      <text:p text:style-name="P10"/>
      <text:p text:style-name="P15"><text:span text:style-name="Strong_20_Emphasis"><text:span text:style-name="T8">Makes debugging easier.</text:span></text:span><text:span text:style-name="T4"> Code errors that would otherwise have been ignored or would have failed silently will now generate errors or throw exceptions, alerting you sooner to </text:span><text:soft-page-break/><text:span text:style-name="T4">problems in your code and directing you more quickly to their source.</text:span></text:p>
      <text:p text:style-name="P25"/>
      <text:p text:style-name="P15"><text:span text:style-name="Strong_20_Emphasis"><text:span text:style-name="T8">Prevents accidental globals.</text:span></text:span><text:span text:style-name="T4"> Without strict mode, assigning a value to an undeclared variable automatically creates a global variable with that name. This is one of the most common errors in JavaScript. In strict mode, attempting to do so throws an error.</text:span></text:p>
      <text:p text:style-name="P15"/>
      <text:p text:style-name="P15"><text:span text:style-name="Strong_20_Emphasis"><text:span text:style-name="T8">Eliminates </text:span></text:span><text:span text:style-name="Strong_20_Emphasis"><text:span text:style-name="Source_20_Text"><text:span text:style-name="T9">this</text:span></text:span></text:span><text:span text:style-name="Strong_20_Emphasis"><text:span text:style-name="T8"> coercion</text:span></text:span><text:span text:style-name="T4">. Without strict mode, a reference to a </text:span><text:span text:style-name="Source_20_Text"><text:span text:style-name="T6">this</text:span></text:span><text:span text:style-name="T4"> value of null or undefined is automatically coerced to the global. This can cause many headfakes and pull-out-your-hair kind of bugs. In strict mode, referencing a a </text:span><text:span text:style-name="Source_20_Text"><text:span text:style-name="T6">this</text:span></text:span><text:span text:style-name="T4"> value of null or undefined throws an error.</text:span></text:p>
      <text:p text:style-name="P15"/>
      <text:p text:style-name="P15"><text:span text:style-name="Strong_20_Emphasis"><text:span text:style-name="T8">Disallows duplicate property names or parameter values.</text:span></text:span><text:span text:style-name="T4"> Strict mode throws an error when it detects a duplicate named property in an object (e.g., </text:span><text:span text:style-name="Source_20_Text"><text:span text:style-name="T6">var object = {foo: "bar", foo: "baz"};</text:span></text:span><text:span text:style-name="T4">) or a duplicate named argument for a function (e.g., </text:span><text:span text:style-name="Source_20_Text"><text:span text:style-name="T6">function foo(val1, val2, val1){}</text:span></text:span><text:span text:style-name="T4">), thereby catching what is almost certainly a bug in your code that you might otherwise have wasted lots of time tracking down.</text:span></text:p>
      <text:p text:style-name="P25"/>
      <text:p text:style-name="P15"><text:span text:style-name="Strong_20_Emphasis"><text:span text:style-name="T8">Makes eval() safer.</text:span></text:span><text:span text:style-name="T4"> There are some differences in the way </text:span><text:span text:style-name="Source_20_Text"><text:span text:style-name="T6">eval()</text:span></text:span><text:span text:style-name="T4"> behaves in strict mode and in non-strict mode. Most significantly, in strict mode, variables and functions declared inside of an </text:span><text:span text:style-name="Source_20_Text"><text:span text:style-name="T6">eval()</text:span></text:span><text:span text:style-name="T4"> statement are </text:span><text:span text:style-name="Emphasis"><text:span text:style-name="T10">not</text:span></text:span><text:span text:style-name="T4"> created in the containing scope (they </text:span><text:span text:style-name="Emphasis"><text:span text:style-name="T10">are</text:span></text:span><text:span text:style-name="T4"> created in the containing scope in non-strict mode, which can also be a common source of problems).</text:span></text:p>
      <text:p text:style-name="P25"/>
      <text:p text:style-name="P15"><text:span text:style-name="Strong_20_Emphasis"><text:span text:style-name="T8">Throws error on invalid usage of </text:span></text:span><text:span text:style-name="Strong_20_Emphasis"><text:span text:style-name="Source_20_Text"><text:span text:style-name="T9">delete</text:span></text:span></text:span><text:span text:style-name="Strong_20_Emphasis"><text:span text:style-name="T8">.</text:span></text:span><text:span text:style-name="T4"> The </text:span><text:span text:style-name="Source_20_Text"><text:span text:style-name="T6">delete</text:span></text:span><text:span text:style-name="T4"> operator (used to remove properties from objects) cannot be used on non-configurable properties of the object. Non-strict code will fail silently when an attempt is made to delete a non-configurable property, whereas strict mode will throw an error in such a case.</text:span></text:p>
      <text:p text:style-name="P19"/>
      <text:p>Consider the two functions below. Will they both return the same thing? Why or why not?</text:p>
      <text:p text:style-name="Preformatted_20_Text"><text:span text:style-name="Source_20_Text">function foo1() {</text:span></text:p>
      <text:p text:style-name="Preformatted_20_Text"><text:span text:style-name="Source_20_Text"><text:tab/>return { </text:span></text:p>
      <text:p text:style-name="Preformatted_20_Text"><text:span text:style-name="Source_20_Text"><text:tab/><text:tab/>bar: "hello" <text:s/></text:span></text:p>
      <text:p text:style-name="Preformatted_20_Text"><text:span text:style-name="Source_20_Text"><text:tab/>};</text:span></text:p>
      <text:p text:style-name="Preformatted_20_Text"><text:span text:style-name="Source_20_Text">}</text:span></text:p>
      <text:p text:style-name="Preformatted_20_Text"/>
      <text:p text:style-name="Preformatted_20_Text"><text:span text:style-name="Source_20_Text">function foo2() {</text:span></text:p>
      <text:p text:style-name="Preformatted_20_Text"><text:span text:style-name="Source_20_Text"><text:tab/>return </text:span></text:p>
      <text:p text:style-name="Preformatted_20_Text"><text:span text:style-name="Source_20_Text"><text:tab/>{ </text:span></text:p>
      <text:p text:style-name="Preformatted_20_Text"><text:span text:style-name="Source_20_Text"><text:tab/><text:tab/>bar: "hello" <text:s/></text:span></text:p>
      <text:p text:style-name="Preformatted_20_Text"><text:span text:style-name="Source_20_Text"><text:tab/>};</text:span></text:p>
      <text:p text:style-name="Preformatted_20_Text"><text:span text:style-name="Source_20_Text">}</text:span></text:p>
      <text:p text:style-name="P26"><text:span text:style-name="T4">Surprisingly, these two functions will </text:span><text:span text:style-name="Emphasis"><text:span text:style-name="T10">not</text:span></text:span><text:span text:style-name="T4"> return the same thing. Rather:</text:span></text:p>
      <text:p text:style-name="P13"><text:span text:style-name="Source_20_Text"><text:span text:style-name="T6">console.log("foo1 returns:");</text:span></text:span></text:p>
      <text:p text:style-name="P16"><text:span text:style-name="Source_20_Text"><text:span text:style-name="T6">console.log(foo1());</text:span></text:span></text:p>
      <text:p text:style-name="P16"><text:span text:style-name="Source_20_Text"><text:span text:style-name="T6">console.log("foo2 returns:");</text:span></text:span></text:p>
      <text:p text:style-name="P16"><text:span text:style-name="Source_20_Text"><text:span text:style-name="T6">console.log(foo2());</text:span></text:span></text:p>
      <text:p text:style-name="P9"/>
      <text:p text:style-name="P9">will yield:</text:p>
      <text:p text:style-name="P9"/>
      <text:p text:style-name="P13"><text:span text:style-name="Source_20_Text"><text:span text:style-name="T6">foo1 returns:</text:span></text:span></text:p>
      <text:p text:style-name="P16"><text:span text:style-name="Source_20_Text"><text:span text:style-name="T6">Object {bar: "hello"}</text:span></text:span></text:p>
      <text:p text:style-name="P16"><text:span text:style-name="Source_20_Text"><text:span text:style-name="T6">foo2 returns:</text:span></text:span></text:p>
      <text:p text:style-name="P16"><text:span text:style-name="Source_20_Text"><text:span text:style-name="T6">undefined </text:span></text:span></text:p>
      <text:p text:style-name="P16"><text:span text:style-name="Source_20_Text"><text:span text:style-name="T6"/></text:span></text:p>
      <text:p text:style-name="P12"><text:span text:style-name="T4">Not only is this surprising, but what makes this particularly gnarly is that </text:span><text:span text:style-name="Source_20_Text"><text:span text:style-name="T6">foo2()</text:span></text:span><text:span text:style-name="T4"> returns undefined without any error being thrown.</text:span></text:p>
      <text:p text:style-name="P12"><text:span text:style-name="T4"/></text:p>
      <text:p text:style-name="P12"><text:span text:style-name="T4">The reason for this has to do with the fact that semicolons are technically optional in JavaScript (although omitting them is generally really bad form). As a result, when the line containing the </text:span><text:span text:style-name="Source_20_Text"><text:span text:style-name="T6">return</text:span></text:span><text:span text:style-name="T4"> statement (with nothing else on the line) is encountered in </text:span><text:span text:style-name="Source_20_Text"><text:span text:style-name="T6">foo2()</text:span></text:span><text:span text:style-name="T4">, a semicolon is automatically inserted immediately after the return statement.</text:span></text:p>
      <text:p text:style-name="P12"><text:span text:style-name="T4"/></text:p>
      <text:p text:style-name="P12"><text:span text:style-name="T4">No error is thrown since the remainder of the code is perfectly valid, even though it doesn’t ever get invoked or do anything (it is simply an unused code block that defines a property </text:span><text:span text:style-name="Source_20_Text"><text:span text:style-name="T6">bar</text:span></text:span><text:span text:style-name="T4"> which is equal to the string </text:span><text:span text:style-name="Source_20_Text"><text:span text:style-name="T6">"hello"</text:span></text:span><text:span text:style-name="T4">).</text:span></text:p>
      <text:p text:style-name="P12"><text:span text:style-name="T4"/></text:p>
      <text:p text:style-name="P24"><text:span text:style-name="T1">This behavior also argues for following the convention of placing an opening curly brace at the end of a line in JavaScript, rather than on the beginning of a new line. As shown here, this becomes more than just a stylistic preference in Java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roxima Nova" svg:font-family="'Proxima Nova', Arial,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90d66" officeooo:paragraph-rsid="00090d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4</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09:08:38.867668532</meta:creation-date>
    <dc:date>2016-09-08T10:38:06.020109992</dc:date>
    <meta:editing-duration>PT43M14S</meta:editing-duration>
    <meta:editing-cycles>7</meta:editing-cycles>
    <meta:generator>LibreOffice/4.2.8.2$Linux_X86_64 LibreOffice_project/420m0$Build-2</meta:generator>
    <meta:document-statistic meta:table-count="0" meta:image-count="0" meta:object-count="0" meta:page-count="5" meta:paragraph-count="94" meta:word-count="1464" meta:character-count="8650" meta:non-whitespace-character-count="7174"/>
  </office:meta>
</office:document-meta>
</file>